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b0f0" style:cell-protect="none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REFIN</text:p>
          </table:table-cell>
          <table:table-cell table:style-name="ce3" office:value-type="float" office:value="122.88" calcext:value-type="float">
            <text:p>122.88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IN doubler (1 to enable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erence divi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erence divide by 2 (1 to enable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rescaler 4/5 (0) or 8/9 (1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pfd (MHz)</text:p>
          </table:table-cell>
          <table:table-cell table:formula="of:=[.B1]*((1+([.B2]=1))/([.B3]*(1+([.B4]=1))))" office:value-type="float" office:value="61.44" calcext:value-type="float">
            <text:p>61.44</text:p>
          </table:table-cell>
          <table:table-cell table:style-name="ce5" table:formula="of:=IF(IF(([.B6]&lt;=125);1)*(IF(([.B6] &gt;= 0.125);1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ubler Limit</text:p>
          </table:table-cell>
          <table:table-cell/>
          <table:table-cell table:style-name="ce5" table:formula="of:=IF((IF(([.B2]=0)))+((IF(([.B2]=1))*(IF(([.B1]&lt;=100)))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3" office:value-type="float" office:value="2112.8" calcext:value-type="float">
            <text:p>2112.8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F Divider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IF(IF(([.B9]=1)+([.B9]=2)+([.B9]=4)+([.B9]=8)+([.B9]=16)+([.B9]=32)+([.B9]=64);TRUE(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k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CO</text:p>
          </table:table-cell>
          <table:table-cell table:style-name="ce4" table:formula="of:=[.B8]*[.B9]" office:value-type="float" office:value="4225.6" calcext:value-type="float">
            <text:p>4225.6</text:p>
          </table:table-cell>
          <table:table-cell table:style-name="ce5" table:formula="of:=IF(IF(((IF(([.B11] &lt; 3400);0;1))*(IF(([.B11] &gt; 6800);0;1)));TRUE(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formula="of:=[.B11]/[.B6]" office:value-type="float" office:value="68.7760416666667" calcext:value-type="float">
            <text:p>68.77604166666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ce4" table:formula="of:=ROUNDDOWN([.B12];0)" office:value-type="float" office:value="68" calcext:value-type="float">
            <text:p>68</text:p>
          </table:table-cell>
          <table:table-cell table:style-name="ce5" table:formula="of:=IF(IF((([.B13]&gt;22)*([.B13]&lt;32768)*([.B5]=0))+(([.B13]&gt;74)*([.B13]&lt;65536)*([.B5]=1));TRUE(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C</text:p>
          </table:table-cell>
          <table:table-cell table:formula="of:=[.B12]-[.B13]" office:value-type="float" office:value="0.776041666666671" calcext:value-type="float">
            <text:p>0.7760416666666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C1</text:p>
          </table:table-cell>
          <table:table-cell table:formula="of:=(2^24)*[.B14]" office:value-type="float" office:value="13019818.6666667" calcext:value-type="float">
            <text:p>13019818.66666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C1 INT</text:p>
          </table:table-cell>
          <table:table-cell table:style-name="ce4" table:formula="of:=ROUNDDOWN([.B15];0)" office:value-type="float" office:value="13019818" calcext:value-type="float">
            <text:p>13019818</text:p>
          </table:table-cell>
          <table:table-cell table:style-name="ce5" table:formula="of:=IF(IF(((IF(([.B16] &lt; 0);0;1))*(IF(([.B16] &gt; ((2^24)-1));0;1)));TRUE(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mainder</text:p>
          </table:table-cell>
          <table:table-cell table:formula="of:=[.B15]-[.B16]" office:value-type="float" office:value="0.666666746139526" calcext:value-type="float">
            <text:p>0.6666667461395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2</text:p>
          </table:table-cell>
          <table:table-cell table:style-name="ce4" table:formula="of:=([.B6]*(10^6))/(GCD(([.B6]*(10^6));([.B10]*1000)))" office:value-type="float" office:value="1536" calcext:value-type="float">
            <text:p>1536</text:p>
          </table:table-cell>
          <table:table-cell table:style-name="ce5" table:formula="of:=IF(IF(((IF(([.B18] &lt; 2);0;1))*(IF(([.B18] &gt; 16383);0;1)));TRUE(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C2</text:p>
          </table:table-cell>
          <table:table-cell table:style-name="ce4" table:formula="of:=ROUNDDOWN((([.B17]*[.B18])+0.5);0)" office:value-type="float" office:value="1024" calcext:value-type="float">
            <text:p>1024</text:p>
          </table:table-cell>
          <table:table-cell table:style-name="ce5" table:formula="of:=IF(IF(((IF(([.B19] &lt; 0);0;1))*(IF(([.B19] &gt; 16383);0;1)));TRUE()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ual Frequency</text:p>
          </table:table-cell>
          <table:table-cell table:formula="of:=(([.B13]+(([.B16]+([.B19]/[.B18]))/(2^24)))*[.B6])/[.B9]" office:value-type="float" office:value="2112.8" calcext:value-type="float">
            <text:p>2112.8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quency Error</text:p>
          </table:table-cell>
          <table:table-cell table:formula="of:=(([.B20]-[.B8])*10^9)" office:value-type="float" office:value="0" calcext:value-type="float">
            <text:p>0</text:p>
          </table:table-cell>
          <table:table-cell office:value-type="string" calcext:value-type="string">
            <text:p>PPB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4:36:29.2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30T12:22:24</meta:creation-date>
    <meta:initial-creator>Bryce</meta:initial-creator>
    <dc:language>en-AU</dc:language>
    <dc:date>2021-05-16T14:43:15.642000000</dc:date>
    <meta:editing-cycles>8</meta:editing-cycles>
    <meta:editing-duration>PT52M37S</meta:editing-duration>
    <meta:generator>LibreOffice/7.0.3.1$Windows_X86_64 LibreOffice_project/d7547858d014d4cf69878db179d326fc3483e082</meta:generator>
    <meta:document-statistic meta:table-count="1" meta:cell-count="5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